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2mm"/>
    </style:style>
    <style:style style:name="co2" style:family="table-column">
      <style:table-column-properties fo:break-before="auto" style:column-width="13.74mm"/>
    </style:style>
    <style:style style:name="co3" style:family="table-column">
      <style:table-column-properties fo:break-before="auto" style:column-width="117.81mm"/>
    </style:style>
    <style:style style:name="co4" style:family="table-column">
      <style:table-column-properties fo:break-before="auto" style:column-width="11.27mm"/>
    </style:style>
    <style:style style:name="co5" style:family="table-column">
      <style:table-column-properties fo:break-before="auto" style:column-width="9.15mm"/>
    </style:style>
    <style:style style:name="co6" style:family="table-column">
      <style:table-column-properties fo:break-before="auto" style:column-width="9.86mm"/>
    </style:style>
    <style:style style:name="co7" style:family="table-column">
      <style:table-column-properties fo:break-before="auto" style:column-width="32.09mm"/>
    </style:style>
    <style:style style:name="co8" style:family="table-column">
      <style:table-column-properties fo:break-before="auto" style:column-width="25.38mm"/>
    </style:style>
    <style:style style:name="co9" style:family="table-column">
      <style:table-column-properties fo:break-before="auto" style:column-width="16.21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8.1mm"/>
    </style:style>
    <style:style style:name="co12" style:family="table-column">
      <style:table-column-properties fo:break-before="auto" style:column-width="77.59mm"/>
    </style:style>
    <style:style style:name="co13" style:family="table-column">
      <style:table-column-properties fo:break-before="auto" style:column-width="19.0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PageStyle_5f_titani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30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itan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2" table:default-cell-style-name="ce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43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3" office:value-type="string" calcext:value-type="string">
            <text:p>ticket</text:p>
          </table:table-cell>
          <table:table-cell table:style-name="ce5" office:value-type="string" calcext:value-type="string">
            <text:p>fare</text:p>
          </table:table-cell>
          <table:table-cell table:style-name="ce3" office:value-type="string" calcext:value-type="string">
            <text:p>cabin</text:p>
          </table:table-cell>
          <table:table-cell table:style-name="ce3" office:value-type="string" calcext:value-type="string">
            <text:p>embarked</text:p>
          </table:table-cell>
          <table:table-cell table:style-name="ce3" office:value-type="string" calcext:value-type="string">
            <text:p>boat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home.dest</text:p>
          </table:table-cell>
          <table:table-cell table:style-name="ce7"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float" office:value="0.9167" calcext:value-type="float">
            <text:p>0.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 / Chesterville, O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, N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ayside, Queens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float" office:value="49.5042" calcext:value-type="float">
            <text:p>49.50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0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float" office:value="30" calcext:value-type="float">
            <text:p>30.000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essle, York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.925" calcext:value-type="float">
            <text:p>25.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Winnipeg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float" office:value="30" calcext:value-type="float">
            <text:p>30.000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float" office:value="91.0792" calcext:value-type="float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Dowagiac, M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tockholm, Sweden / 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float" office:value="35.5" calcext:value-type="float">
            <text:p>35.50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float" office:value="31" calcext:value-type="float">
            <text:p>31.000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Glen Rid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irkdale, England Cleveland, Ohi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.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000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meroy, W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ndeis, Mr. Emil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1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Omaha, N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float" office:value="39.6" calcext:value-type="float">
            <text:p>39.6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Denver, CO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Belmont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000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float" office:value="31" calcext:value-type="float">
            <text:p>3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ustria-Hungary / Germantown, 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ermantown, 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.0000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evideo, Urugua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.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.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.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float" office:value="120" calcext:value-type="float">
            <text:p>120.000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yn Mawr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scot, Berkshire / Rochester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ssebeer, Mrs. Henry Arthur Jr (Eleanor Genevieve Fosdick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770" calcext:value-type="float">
            <text:p>17770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Little Onn Hall, Staff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00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ittle Onn Hall, Staff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menia, 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Amenia, 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 / Ithaca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float" office:value="86.5" calcext:value-type="float">
            <text:p>86.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0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float" office:value="55" calcext:value-type="float">
            <text:p>55.000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 Leonards-on-Sea, England Ohi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/ Belfas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Los Angeles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ugh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float" office:value="25.5875" calcext:value-type="float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ictoria, B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Lakewoo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000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achdale, I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.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float" office:value="71" calcext:value-type="float">
            <text:p>71.000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lwaukee, W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9</text:p>
          </table:table-cell>
          <table:table-cell/>
          <table:table-cell office:value-type="string" calcext:value-type="string">
            <text:p>Lima, Peru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float" office:value="30.5" calcext:value-type="float">
            <text:p>3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.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float" office:value="57" calcext:value-type="float">
            <text:p>57.000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Calgary, A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an Francisco, C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Deephaven, MN / Cedar Rapids, I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0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Deephaven, MN / Cedar Rapids, I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float" office:value="39.6" calcext:value-type="float">
            <text:p>39.600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London / Paris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00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0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Brookline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genheim, Mrs. Alfred (Antoinette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8</text:p>
          </table:table-cell>
          <table:table-cell office:value-type="float" office:value="31.6833" calcext:value-type="float">
            <text:p>31.68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float" office:value="26.3875" calcext:value-type="float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1</text:p>
          </table:table-cell>
          <table:table-cell office:value-type="float" office:value="27.75" calcext:value-type="float">
            <text:p>27.7500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50</text:p>
          </table:table-cell>
          <table:table-cell office:value-type="float" office:value="263" calcext:value-type="float">
            <text:p>263.000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float" office:value="56.9292" calcext:value-type="float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78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cliff-on-Sea, Essex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float" office:value="133.65" calcext:value-type="float">
            <text:p>133.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568</text:p>
          </table:table-cell>
          <table:table-cell office:value-type="float" office:value="49.5" calcext:value-type="float">
            <text:p>49.5000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.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567</text:p>
          </table:table-cell>
          <table:table-cell office:value-type="float" office:value="79.2" calcext:value-type="float">
            <text:p>79.2000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Zurich, Switzer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cituate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803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cituate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320</text:p>
          </table:table-cell>
          <table:table-cell office:value-type="float" office:value="38.5" calcext:value-type="float">
            <text:p>38.5000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St Anne's-on-Sea, Lancashir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000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.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2378</text:p>
          </table:table-cell>
          <table:table-cell office:value-type="float" office:value="59.4" calcext:value-type="float">
            <text:p>59.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000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53</text:p>
          </table:table-cell>
          <table:table-cell office:value-type="float" office:value="89.1042" calcext:value-type="float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aris, France / 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float" office:value="34.6542" calcext:value-type="float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0</text:p>
          </table:table-cell>
          <table:table-cell office:value-type="float" office:value="28.5" calcext:value-type="float">
            <text:p>28.5000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3</text:p>
          </table:table-cell>
          <table:table-cell office:value-type="float" office:value="30" calcext:value-type="float">
            <text:p>30.000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Greenwich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float" office:value="79.2" calcext:value-type="float">
            <text:p>79.2000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.4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.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73</text:p>
          </table:table-cell>
          <table:table-cell office:value-type="float" office:value="83.475" calcext:value-type="float">
            <text:p>83.4750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9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float" office:value="76.7292" calcext:value-type="float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88</text:p>
          </table:table-cell>
          <table:table-cell office:value-type="float" office:value="30" calcext:value-type="float">
            <text:p>30.000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ngston, Surre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000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38</text:p>
          </table:table-cell>
          <table:table-cell office:value-type="float" office:value="42.5" calcext:value-type="float">
            <text:p>42.500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Middlesex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liard, Mr. Herbert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80</text:p>
          </table:table-cell>
          <table:table-cell office:value-type="float" office:value="50" calcext:value-type="float">
            <text:p>50.000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Birmingham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361</text:p>
          </table:table-cell>
          <table:table-cell office:value-type="float" office:value="57.9792" calcext:value-type="float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89</text:p>
          </table:table-cell>
          <table:table-cell office:value-type="float" office:value="52" calcext:value-type="float">
            <text:p>52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6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.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float" office:value="30.6958" calcext:value-type="float">
            <text:p>30.6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43</text:p>
          </table:table-cell>
          <table:table-cell office:value-type="float" office:value="90" calcext:value-type="float">
            <text:p>90.000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 / <text:s/>Stamford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.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float" office:value="28.7125" calcext:value-type="float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8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iverpool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4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Bennington, V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4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000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1</text:p>
          </table:table-cell>
          <table:table-cell office:value-type="float" office:value="29.7" calcext:value-type="float">
            <text:p>29.7000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Buffalo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ington / Noank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Southington / Noank,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28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5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berg-Lind, Mr. Erik Gustaf ("Mr Edward Lingrey")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75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Stockholm, Swede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000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01</text:p>
          </table:table-cell>
          <table:table-cell office:value-type="float" office:value="30" calcext:value-type="float">
            <text:p>30.000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Springfield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2</text:p>
          </table:table-cell>
          <table:table-cell office:value-type="float" office:value="77.9583" calcext:value-type="float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udso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1</text:p>
          </table:table-cell>
          <table:table-cell office:value-type="float" office:value="45.5" calcext:value-type="float">
            <text:p>45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/ 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9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ck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.5000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774</text:p>
          </table:table-cell>
          <table:table-cell office:value-type="float" office:value="29.7" calcext:value-type="float">
            <text:p>29.7000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3</text:p>
          </table:table-cell>
          <table:table-cell office:value-type="float" office:value="53.1" calcext:value-type="float">
            <text:p>53.100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float" office:value="49.5042" calcext:value-type="float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Belgium <text:s/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Vancouver, B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3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orchester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float" office:value="82.1708" calcext:value-type="float">
            <text:p>82.17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09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East Bridgewater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.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ond du Lac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.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Green Bay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28</text:p>
          </table:table-cell>
          <table:table-cell office:value-type="float" office:value="90" calcext:value-type="float">
            <text:p>90.00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Fond du Lac, WI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.750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7</text:p>
          </table:table-cell>
          <table:table-cell office:value-type="float" office:value="30.5" calcext:value-type="float">
            <text:p>30.500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6</text:p>
          </table:table-cell>
          <table:table-cell office:value-type="float" office:value="42.4" calcext:value-type="float">
            <text:p>42.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shington, D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float" office:value="29.7" calcext:value-type="float">
            <text:p>29.7000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0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273</text:p>
          </table:table-cell>
          <table:table-cell office:value-type="float" office:value="113.275" calcext:value-type="float">
            <text:p>113.2750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Lexington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52</text:p>
          </table:table-cell>
          <table:table-cell office:value-type="float" office:value="26.2833" calcext:value-type="float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9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Isle of Wight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000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rovidence, R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Providence, RI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?Havana, Cub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2052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43</text:p>
          </table:table-cell>
          <table:table-cell office:value-type="float" office:value="28.5" calcext:value-type="float">
            <text:p>28.5000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rbiton Hill, Surre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000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.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sleworth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3776</text:p>
          </table:table-cell>
          <table:table-cell office:value-type="float" office:value="66.6" calcext:value-type="float">
            <text:p>66.600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Isleworth, Eng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adrid, Spa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000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Madrid, Spai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749</text:p>
          </table:table-cell>
          <table:table-cell office:value-type="float" office:value="93.5" calcext:value-type="float">
            <text:p>93.5000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6</text:p>
          </table:table-cell>
          <table:table-cell office:value-type="float" office:value="30.5" calcext:value-type="float">
            <text:p>30.5000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Toronto, O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465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Worcester, M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t Airy, Philadelphia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72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terdam, Netherland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aris / <text:s/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60</text:p>
          </table:table-cell>
          <table:table-cell office:value-type="float" office:value="211.3375" calcext:value-type="float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float" office:value="50.4958" calcext:value-type="float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nton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428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67</text:p>
          </table:table-cell>
          <table:table-cell office:value-type="float" office:value="50" calcext:value-type="float">
            <text:p>50.000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eattle, W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enshine, Mr. George ("Mr George Thorne")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00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049</text:p>
          </table:table-cell>
          <table:table-cell office:value-type="float" office:value="40.125" calcext:value-type="float">
            <text:p>40.125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Winnipeg, MB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0152</text:p>
          </table:table-cell>
          <table:table-cell office:value-type="float" office:value="86.5" calcext:value-type="float">
            <text:p>86.5000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London <text:s/>Vancouver, BC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0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0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 / Cooperstow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88</text:p>
          </table:table-cell>
          <table:table-cell office:value-type="float" office:value="30.5" calcext:value-type="float">
            <text:p>30.5000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Manchester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float" office:value="69.3" calcext:value-type="float">
            <text:p>69.3000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16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236</text:p>
          </table:table-cell>
          <table:table-cell office:value-type="float" office:value="57.75" calcext:value-type="float">
            <text:p>57.7500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8</text:p>
          </table:table-cell>
          <table:table-cell office:value-type="float" office:value="31" calcext:value-type="float">
            <text:p>31.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4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float" office:value="153.4625" calcext:value-type="float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New York, NY / Greenwich CT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float" office:value="26.2875" calcext:value-type="float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St Louis, M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.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07</text:p>
          </table:table-cell>
          <table:table-cell office:value-type="float" office:value="55.9" calcext:value-type="float">
            <text:p>55.9000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3</text:p>
          </table:table-cell>
          <table:table-cell office:value-type="float" office:value="35.5" calcext:value-type="float">
            <text:p>35.5000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88</text:p>
          </table:table-cell>
          <table:table-cell office:value-type="float" office:value="35.5" calcext:value-type="float">
            <text:p>35.5000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New Britain, C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2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764</text:p>
          </table:table-cell>
          <table:table-cell office:value-type="float" office:value="30.6958" calcext:value-type="float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t James, Long Island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.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untington, WV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056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eatham, Surre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695</text:p>
          </table:table-cell>
          <table:table-cell office:value-type="float" office:value="60" calcext:value-type="float">
            <text:p>60.000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untington, WV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00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Tuxedo Pa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Paris, Franc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214</text:p>
          </table:table-cell>
          <table:table-cell office:value-type="float" office:value="30.5" calcext:value-type="float">
            <text:p>30.5000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asel, Switzer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4</text:p>
          </table:table-cell>
          <table:table-cell office:value-type="float" office:value="26.55" calcext:value-type="float">
            <text:p>26.5500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mbledon Park, London / Hayling Island, Hant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947</text:p>
          </table:table-cell>
          <table:table-cell office:value-type="float" office:value="78.2667" calcext:value-type="float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allipolis, Ohio / ? Paris / New York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72</text:p>
          </table:table-cell>
          <table:table-cell office:value-type="float" office:value="80" calcext:value-type="float">
            <text:p>80.0000</text:p>
          </table:table-cell>
          <table:table-cell office:value-type="string" calcext:value-type="string">
            <text:p>B28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Cincinatti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3</text:p>
          </table:table-cell>
          <table:table-cell office:value-type="float" office:value="32.3208" calcext:value-type="float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Haddenfield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466</text:p>
          </table:table-cell>
          <table:table-cell office:value-type="float" office:value="25.9292" calcext:value-type="float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00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0413</text:p>
          </table:table-cell>
          <table:table-cell office:value-type="float" office:value="79.65" calcext:value-type="float">
            <text:p>79.6500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996</text:p>
          </table:table-cell>
          <table:table-cell office:value-type="float" office:value="52" calcext:value-type="float">
            <text:p>52.000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5 7</text:p>
          </table:table-cell>
          <table:table-cell/>
          <table:table-cell office:value-type="string" calcext:value-type="string">
            <text:p>London / <text:s/>East Orange, NJ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421</text:p>
          </table:table-cell>
          <table:table-cell office:value-type="float" office:value="110.8833" calcext:value-type="float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averford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Albany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exico City, Mexico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1240</text:p>
          </table:table-cell>
          <table:table-cell office:value-type="float" office:value="33.5" calcext:value-type="float">
            <text:p>33.500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967</text:p>
          </table:table-cell>
          <table:table-cell office:value-type="float" office:value="34.0208" calcext:value-type="float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Orange, NJ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.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0813</text:p>
          </table:table-cell>
          <table:table-cell office:value-type="float" office:value="75.25" calcext:value-type="float">
            <text:p>75.2500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Portland, OR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0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Salt Lake City, Uta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unswick, ME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281</text:p>
          </table:table-cell>
          <table:table-cell office:value-type="float" office:value="77.2875" calcext:value-type="float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Brunswick, ME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Briarcliff Manor NY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Youngstown, OH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000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3503</text:p>
          </table:table-cell>
          <table:table-cell office:value-type="float" office:value="211.5" calcext:value-type="float">
            <text:p>211.5000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lkins Park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795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8 10</text:p>
          </table:table-cell>
          <table:table-cell/>
          <table:table-cell office:value-type="string" calcext:value-type="string">
            <text:p>Duluth, M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eneva, Switzerland / Radnor, PA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neva, Switzerland / Radnor, PA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510</text:p>
          </table:table-cell>
          <table:table-cell office:value-type="float" office:value="35" calcext:value-type="float">
            <text:p>35.0000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966</text:p>
          </table:table-cell>
          <table:table-cell office:value-type="float" office:value="134.5" calcext:value-type="float">
            <text:p>134.5000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9947</text:p>
          </table:table-cell>
          <table:table-cell office:value-type="float" office:value="35.5" calcext:value-type="float">
            <text:p>35.5000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3807</text:p>
          </table:table-cell>
          <table:table-cell office:value-type="float" office:value="26.55" calcext:value-type="float">
            <text:p>26.5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ifax, NS</text:p>
          </table:table-cell>
          <table:table-cell table:number-columns-repeated="1010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New York, NY / Washington, D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.000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Russia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float" office:value="24" calcext:value-type="float">
            <text:p>24.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ussia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yn Mawr, PA, US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1945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enos Aires, Argentina / New Jersey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, England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rwick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687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arwick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4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obok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8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551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Avon / Jacksonville, F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Dorset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.525" calcext:value-type="float">
            <text:p>12.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Jacksonville, F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08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orwich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.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.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.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0136</text:p>
          </table:table-cell>
          <table:table-cell office:value-type="float" office:value="39" calcext:value-type="float">
            <text:p>39.00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Guntur, India / Benton Harbour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98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5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Calume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mira, NY / Orang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5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367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ake Arthur, Chavez County, NM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3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50</text:p>
          </table:table-cell>
          <table:table-cell office:value-type="float" office:value="39" calcext:value-type="float">
            <text:p>39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ape Town, South Africa / Seattl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Skara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685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kara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849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ittingbourne, England / San Dieg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8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Southsea, Han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1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2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48738</text:p>
          </table:table-cell>
          <table:table-cell office:value-type="float" office:value="29" calcext:value-type="float">
            <text:p>29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Bangkok, Thailand / Roseville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2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t Ives, Cornwall / Calume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252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1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rnwall / Spokan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Spokane, W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789</text:p>
          </table:table-cell>
          <table:table-cell office:value-type="float" office:value="30" calcext:value-type="float">
            <text:p>30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n Francisc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San Francisc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Huntingdonshir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elsinki, Finland Ashtabula, Ohi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34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Fort Byro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Bishopstoke, Hants / Fayette Valley, I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ennsylva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49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vo, U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Upper Burma, India Pittsburgh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tterill, Mr. Henry "Harry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107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enzance, 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yndhur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St Ives, 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6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 / Staten Island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 / Sau Paulo, Braz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Lucca, Italy / Califor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ucca, Italy / Califor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1919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lley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220</text:p>
          </table:table-cell>
          <table:table-cell office:value-type="float" office:value="32.5" calcext:value-type="float">
            <text:p>32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Greenport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arcelona, 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751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85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/ Rockford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6171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Oslo, Norway Bayonn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England / Philadelphia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26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923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4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671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Janjgir, India / Pennsylvan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Liverpool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4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lear Creek, C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388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rookly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6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2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3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134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Camde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6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West Kensington, 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86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Cleve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3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ncouver, B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Auburn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49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eattle, WA / Toledo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Denmark Hill, Surrey / Chicag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Hill, Surrey / Chicag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lthamstow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float" office:value="26.25" calcext:value-type="float">
            <text:p>26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Ilford, Essex / Winnipeg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06</text:p>
          </table:table-cell>
          <table:table-cell office:value-type="float" office:value="16" calcext:value-type="float">
            <text:p>1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dia / Rapid City, S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mpstead, London / Neepawa, MB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ontiolahti, Finland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iss. Ellen "Nellie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04</text:p>
          </table:table-cell>
          <table:table-cell office:value-type="float" office:value="11.5" calcext:value-type="float">
            <text:p>1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296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por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5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outhampt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/ Sacrament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70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England / Sacramento, C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 Forest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9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Tokyo, Japa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06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i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.275" calcext:value-type="float">
            <text:p>12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847</text:p>
          </table:table-cell>
          <table:table-cell office:value-type="float" office:value="27" calcext:value-type="float">
            <text:p>27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565</text:p>
          </table:table-cell>
          <table:table-cell office:value-type="float" office:value="15" calcext:value-type="float">
            <text:p>15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th Evingt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Ives, 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float" office:value="13.7917" calcext:value-type="float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Moscow / 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367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Moscow / Bronx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ndia / Pittsburgh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6593</text:p>
          </table:table-cell>
          <table:table-cell office:value-type="float" office:value="12.35" calcext:value-type="float">
            <text:p>12.35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arrisburg, P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734</text:p>
          </table:table-cell>
          <table:table-cell office:value-type="float" office:value="12.35" calcext:value-type="float">
            <text:p>12.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3596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9533</text:p>
          </table:table-cell>
          <table:table-cell office:value-type="float" office:value="12.35" calcext:value-type="float">
            <text:p>12.3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Glasgow / Bangor, M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5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Sweden / Arlington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0651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Paris / Hait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float" office:value="12" calcext:value-type="float">
            <text:p>12.000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erne, Switzerland / Central City, 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7</text:p>
          </table:table-cell>
          <table:table-cell office:value-type="float" office:value="33" calcext:value-type="float">
            <text:p>3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 / Chicago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float" office:value="10.5" calcext:value-type="float">
            <text:p>10.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hicago, I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.875" calcext:value-type="float">
            <text:p>12.875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5509</text:p>
          </table:table-cell>
          <table:table-cell office:value-type="float" office:value="12.35" calcext:value-type="float">
            <text:p>12.3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eston-Super-Mare, Somerse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, Somerse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000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outhampton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ustall, 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059</text:p>
          </table:table-cell>
          <table:table-cell office:value-type="float" office:value="16" calcext:value-type="float">
            <text:p>1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on-Super-Mare / Moose Jaw, SK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216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Sydney, Austral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47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rnia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40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chester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644</text:p>
          </table:table-cell>
          <table:table-cell office:value-type="float" office:value="19.5" calcext:value-type="float">
            <text:p>19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England / Benn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helsea, Lond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2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row-on-the-Hill, Middlesex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36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Copenhagen, Denmark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 / Montclair, NJ and/or Toledo, Ohio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1536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orcester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011</text:p>
          </table:table-cell>
          <table:table-cell office:value-type="float" office:value="14" calcext:value-type="float">
            <text:p>14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rankfort, K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leswor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ambridge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7736</text:p>
          </table:table-cell>
          <table:table-cell office:value-type="float" office:value="30.0708" calcext:value-type="float">
            <text:p>30.070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080</text:p>
          </table:table-cell>
          <table:table-cell office:value-type="float" office:value="26" calcext:value-type="float">
            <text:p>26.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ice, Franc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8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ston, M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8629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Glasgow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rney, Mr. Alfred ("Baron von Drachstedt")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Cologne, Germa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float" office:value="10.5" calcext:value-type="float">
            <text:p>10.500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Folkstone, Kent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1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ddleburg Heights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Pondersend, England / New Durham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float" office:value="13.8625" calcext:value-type="float">
            <text:p>13.862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milton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 / Havana, Cub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Andrews, Guernse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3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Woodford County, K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665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nnislake, England / Butte, M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float" office:value="15.05" calcext:value-type="float">
            <text:p>15.050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39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Ilfracombe, Dev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55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Worcester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fracombe, Dev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60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Russia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7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nmark / 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ilford, N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360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Plymouth, Devon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ghton, Sussex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27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lizabeth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0434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Spai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Paris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106</text:p>
          </table:table-cell>
          <table:table-cell office:value-type="float" office:value="18.75" calcext:value-type="float">
            <text:p>18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/ Marietta, Ohio and Milwaukee, W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04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Guernsey / Wilmington, DE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659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ewark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61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58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ornsey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0433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Deer Lodge, M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0652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Finland / Minneapolis, M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Cornwall / Hancock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5064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Finland / Washington, DC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442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ult St Marie, O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4818</text:p>
          </table:table-cell>
          <table:table-cell office:value-type="float" office:value="12.35" calcext:value-type="float">
            <text:p>12.3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alifax, N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06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41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rnwall / Houghton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tford, Kent / Detroit, M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34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5</text:p>
          </table:table-cell>
          <table:table-cell office:value-type="float" office:value="65" calcext:value-type="float">
            <text:p>65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omerset / Bernardsville, NJ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Indianapolis, IN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3639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0929</text:p>
          </table:table-cell>
          <table:table-cell office:value-type="float" office:value="12.65" calcext:value-type="float">
            <text:p>12.6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olumbus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18</text:p>
          </table:table-cell>
          <table:table-cell office:value-type="float" office:value="10.5" calcext:value-type="float">
            <text:p>10.5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Bath, England / Massachusetts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668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ly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221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arre, Co Washington, V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Mamaroneck, NY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/ New Britain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666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istol, England / New Britain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39856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elfas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Aberdeen / Portland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267</text:p>
          </table:table-cell>
          <table:table-cell office:value-type="float" office:value="13" calcext:value-type="float">
            <text:p>13.000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England / Hartford, CT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Bromsgrove, England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8414</text:p>
          </table:table-cell>
          <table:table-cell office:value-type="float" office:value="26" calcext:value-type="float">
            <text:p>26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romsgrove, England / Montreal, PQ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ls, Mrs. Arthur Henry ("Addie" Dart Trevaskis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103</text:p>
          </table:table-cell>
          <table:table-cell office:value-type="float" office:value="23" calcext:value-type="float">
            <text:p>2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Cornwall / Akron, OH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167" calcext:value-type="float">
            <text:p>0.9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Bournmouth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float" office:value="10.5" calcext:value-type="float">
            <text:p>10.5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uernsey, England / Edgewood, RI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eler, Mr. Edwin "Frederic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270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London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4373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Harrow, England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0844</text:p>
          </table:table-cell>
          <table:table-cell office:value-type="float" office:value="13.5" calcext:value-type="float">
            <text:p>13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Yoevil, England / Cottage Grove, OR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48747</text:p>
          </table:table-cell>
          <table:table-cell office:value-type="float" office:value="13" calcext:value-type="float">
            <text:p>13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ari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East Providence, R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5</text:p>
          </table:table-cell>
          <table:table-cell office:value-type="float" office:value="7.65" calcext:value-type="float">
            <text:p>7.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Norway Los Angeles, C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2</text:p>
          </table:table-cell>
          <table:table-cell office:value-type="float" office:value="7.65" calcext:value-type="float">
            <text:p>7.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Perkins County, S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alintehdas, Finland Hoboken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Greensburg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Asarum, Sweden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82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Bournemouth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546</text:p>
          </table:table-cell>
          <table:table-cell office:value-type="float" office:value="9.475" calcext:value-type="float">
            <text:p>9.4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Akeley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.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1</text:p>
          </table:table-cell>
          <table:table-cell office:value-type="float" office:value="9.35" calcext:value-type="float">
            <text:p>9.3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London, England Norfolk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yria Fredericksburg, V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Albio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alo, Finland Astoria, OR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Argentin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345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wer Clapton, Middlesex or Erdington, Birmingham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223</text:p>
          </table:table-cell>
          <table:table-cell office:value-type="float" office:value="8.3" calcext:value-type="float">
            <text:p>8.3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Windsor, Eng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Bergen, Norwa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01281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h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da Augusta Margareta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91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Vadsbro, Sweden Ministee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5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Hartford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82</text:p>
          </table:table-cell>
          <table:table-cell office:value-type="float" office:value="31.275" calcext:value-type="float">
            <text:p>31.2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innipeg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.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237</text:p>
          </table:table-cell>
          <table:table-cell office:value-type="float" office:value="17.8" calcext:value-type="float">
            <text:p>17.8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ltdorf, Switzer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1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Joliet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Oskarshamn, Sweden Minneapolis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Sweden <text:s/>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af Khalil, Mrs. Mariana ("Miriam"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6</text:p>
          </table:table-cell>
          <table:table-cell office:value-type="float" office:value="7.225" calcext:value-type="float">
            <text:p>7.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2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4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oryd, Sweden Bloomington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7</text:p>
          </table:table-cell>
          <table:table-cell office:value-type="float" office:value="7.2292" calcext:value-type="float">
            <text:p>7.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Youngstown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9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.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8</text:p>
          </table:table-cell>
          <table:table-cell office:value-type="float" office:value="15.85" calcext:value-type="float">
            <text:p>15.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66</text:p>
          </table:table-cell>
          <table:table-cell office:value-type="float" office:value="19.2583" calcext:value-type="float">
            <text:p>19.2583</text:p>
          </table:table-cell>
          <table:table-cell/>
          <table:table-cell table:number-columns-repeated="2" office:value-type="string" calcext:value-type="string">
            <text:p>C</text:p>
          </table:table-cell>
          <table:table-cell/>
          <table:table-cell office:value-type="string" calcext:value-type="string">
            <text:p>Syria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London Skanteale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3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91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66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951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8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rakudden, Sweden Moune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float" office:value="9.35" calcext:value-type="float">
            <text:p>9.3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anvik, Finland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8</text:p>
          </table:table-cell>
          <table:table-cell office:value-type="float" office:value="4.0125" calcext:value-type="float">
            <text:p>4.0125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2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ennes, Norway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9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ockholm, Sweden New York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4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Kent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4848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4849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reherbert, Cardiff, Wale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4</text:p>
          </table:table-cell>
          <table:table-cell office:value-type="float" office:value="7.725" calcext:value-type="float">
            <text:p>7.725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Glens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deltorp, 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60</text:p>
          </table:table-cell>
          <table:table-cell office:value-type="float" office:value="7.0458" calcext:value-type="float">
            <text:p>7.0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erule, Dev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weden Worcester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oomfield, Chelmsford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Co Cork, Ireland Roxbury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Kingwilliamstown, Co Cork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2</text:p>
          </table:table-cell>
          <table:table-cell office:value-type="float" office:value="6.75" calcext:value-type="float">
            <text:p>6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Cork, Ireland Charlestown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46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8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agsas, Sweden Fower, M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Goteborg, Sweden Huntley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64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Sligo, Ireland Hartford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5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 Denys, Southampton, Hant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5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London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09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Co Limerick, Ireland Sherbrooke, PQ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0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9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097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9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ts, Mrs. William (Winnie "Minnie" Treano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ngland Brookly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0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errill, W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float" office:value="8.1583" calcext:value-type="float">
            <text:p>8.158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stol, England Clevelan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Bournemouth, England Newark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1362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ournemouth, England Newark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0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-Hungar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8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98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Australia Fingal, 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2</text:p>
          </table:table-cell>
          <table:table-cell office:value-type="float" office:value="10.5167" calcext:value-type="float">
            <text:p>10.5167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orrlot, Sweden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8</text:p>
          </table:table-cell>
          <table:table-cell office:value-type="float" office:value="10.1708" calcext:value-type="float">
            <text:p>10.170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iss. Margaret Marcella "Maggie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0</text:p>
          </table:table-cell>
          <table:table-cell office:value-type="float" office:value="6.95" calcext:value-type="float">
            <text:p>6.9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 15 B</text:p>
          </table:table-cell>
          <table:table-cell/>
          <table:table-cell office:value-type="string" calcext:value-type="string">
            <text:p>Co Athlone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.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.4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80</text:p>
          </table:table-cell>
          <table:table-cell office:value-type="float" office:value="14.4" calcext:value-type="float">
            <text:p>14.4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anton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Bromwich, England Pontiac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iverpool, England Bedfor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86525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Liverpool, England Bedford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.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572</text:p>
          </table:table-cell>
          <table:table-cell office:value-type="float" office:value="17.4" calcext:value-type="float">
            <text:p>17.4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Tampico, M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4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Belgium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8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iss. Elizabeth Gladys "Millvina"</text:p>
          </table:table-cell>
          <table:table-cell office:value-type="string" calcext:value-type="string">
            <text:p>female</text:p>
          </table:table-cell>
          <table:table-cell office:value-type="float" office:value="0.1667" calcext:value-type="float">
            <text:p>0.1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Devon, England Wichita, KS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ulgaria Coon Rapids, 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8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ilmacowen, Co Sligo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6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England Oglesby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.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Union Hill, NJ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London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Austria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6439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ngland Albion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est Haven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2</text:p>
          </table:table-cell>
          <table:table-cell office:value-type="float" office:value="13.9" calcext:value-type="float">
            <text:p>13.9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West Haven, CT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912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Tofta, Sweden Joliet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4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Karberg, Sweden Jerome Junction, AZ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1</text:p>
          </table:table-cell>
          <table:table-cell office:value-type="float" office:value="6.975" calcext:value-type="float">
            <text:p>6.9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Effington Rut, S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4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 Ottawa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9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yri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Illinois, US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6</text:p>
          </table:table-cell>
          <table:table-cell office:value-type="float" office:value="12.475" calcext:value-type="float">
            <text:p>12.4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31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3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Aughnacliff, 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Italy 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6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9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323</text:p>
          </table:table-cell>
          <table:table-cell office:value-type="float" office:value="6.95" calcext:value-type="float">
            <text:p>6.9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5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Hong Kong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Bridgwater, Somerset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Edward Watso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.375" calcext:value-type="float">
            <text:p>34.3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otherfield, Sussex, England Essex Co, M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57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4</text:p>
          </table:table-cell>
          <table:table-cell office:value-type="float" office:value="7.7417" calcext:value-type="float">
            <text:p>7.7417</text:p>
          </table:table-cell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973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Co Longford, Ire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677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Co Clare, Ireland Washington, DC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hiladelphia, PA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63291</text:p>
          </table:table-cell>
          <table:table-cell office:value-type="float" office:value="20.525" calcext:value-type="float">
            <text:p>20.5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 D</text:p>
          </table:table-cell>
          <table:table-cell/>
          <table:table-cell office:value-type="string" calcext:value-type="string">
            <text:p>Strood, Kent, England Detroit, M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iltshire, England Niagara Falls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144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orking, Surrey, Engla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1</text:p>
          </table:table-cell>
          <table:table-cell office:value-type="float" office:value="8.3625" calcext:value-type="float">
            <text:p>8.362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oresvik, Norway Portland, ND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6563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8458" calcext:value-type="float">
            <text:p>9.8458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aukegan, Chicago, IL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6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77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Ruotsinphytaa, Finland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9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yren, Sweden New York, NY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6</text:p>
          </table:table-cell>
          <table:table-cell office:value-type="float" office:value="8.85" calcext:value-type="float">
            <text:p>8.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3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5304</text:p>
          </table:table-cell>
          <table:table-cell office:value-type="float" office:value="19.9667" calcext:value-type="float">
            <text:p>19.9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float" office:value="15.85" calcext:value-type="float">
            <text:p>15.8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9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2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887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4140</text:p>
          </table:table-cell>
          <table:table-cell office:value-type="float" office:value="6.8583" calcext:value-type="float">
            <text:p>6.8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9</text:p>
          </table:table-cell>
          <table:table-cell office:value-type="float" office:value="18.7875" calcext:value-type="float">
            <text:p>18.78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5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9</text:p>
          </table:table-cell>
          <table:table-cell office:value-type="float" office:value="6.975" calcext:value-type="float">
            <text:p>6.9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26</text:p>
          </table:table-cell>
          <table:table-cell office:value-type="float" office:value="6.75" calcext:value-type="float">
            <text:p>6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6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49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float" office:value="6.45" calcext:value-type="float">
            <text:p>6.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7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1</text:p>
          </table:table-cell>
          <table:table-cell office:value-type="float" office:value="7.65" calcext:value-type="float">
            <text:p>7.6500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4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0048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6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4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0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2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0</text:p>
          </table:table-cell>
          <table:table-cell office:value-type="float" office:value="8.6542" calcext:value-type="float">
            <text:p>8.654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3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2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742</text:p>
          </table:table-cell>
          <table:table-cell office:value-type="float" office:value="11.1333" calcext:value-type="float">
            <text:p>11.1333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aster. William Arthur "Willie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hnston, Mrs. Andrew G (Elizabeth "Lily" Wats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6</text:p>
          </table:table-cell>
          <table:table-cell office:value-type="float" office:value="9.825" calcext:value-type="float">
            <text:p>9.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37</text:p>
          </table:table-cell>
          <table:table-cell office:value-type="float" office:value="9.825" calcext:value-type="float">
            <text:p>9.8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.125" calcext:value-type="float">
            <text:p>7.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8475</text:p>
          </table:table-cell>
          <table:table-cell office:value-type="float" office:value="8.4333" calcext:value-type="float">
            <text:p>8.43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60</text:p>
          </table:table-cell>
          <table:table-cell office:value-type="float" office:value="7.5208" calcext:value-type="float">
            <text:p>7.520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700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avelas, Mr. Vassilios ("Catavelas Vassilios")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46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592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4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59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8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halil, Mrs. Betros (Zahie "Maria"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7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9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5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515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.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.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15153</text:p>
          </table:table-cell>
          <table:table-cell office:value-type="float" office:value="22.025" calcext:value-type="float">
            <text:p>22.0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2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040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4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5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935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45</text:p>
          </table:table-cell>
          <table:table-cell office:value-type="float" office:value="9.4833" calcext:value-type="float">
            <text:p>9.4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7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5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0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3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71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1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1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9910</text:p>
          </table:table-cell>
          <table:table-cell office:value-type="float" office:value="15.55" calcext:value-type="float">
            <text:p>15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float" office:value="20.5" calcext:value-type="float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8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743</text:p>
          </table:table-cell>
          <table:table-cell office:value-type="float" office:value="7.0542" calcext:value-type="float">
            <text:p>7.0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float" office:value="7.1417" calcext:value-type="float">
            <text:p>7.1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.125" calcext:value-type="float">
            <text:p>7.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66</text:p>
          </table:table-cell>
          <table:table-cell office:value-type="float" office:value="7.7375" calcext:value-type="float">
            <text:p>7.73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9</text:p>
          </table:table-cell>
          <table:table-cell office:value-type="float" office:value="7.225" calcext:value-type="float">
            <text:p>7.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iss. C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 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228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.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.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26</text:p>
          </table:table-cell>
          <table:table-cell office:value-type="float" office:value="23.25" calcext:value-type="float">
            <text:p>23.2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2</text:p>
          </table:table-cell>
          <table:table-cell office:value-type="float" office:value="7.7875" calcext:value-type="float">
            <text:p>7.7875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23</text:p>
          </table:table-cell>
          <table:table-cell office:value-type="float" office:value="8.0292" calcext:value-type="float">
            <text:p>8.0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23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68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095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70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501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8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3</text:p>
          </table:table-cell>
          <table:table-cell office:value-type="float" office:value="7.65" calcext:value-type="float">
            <text:p>7.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.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2096</text:p>
          </table:table-cell>
          <table:table-cell office:value-type="float" office:value="12.475" calcext:value-type="float">
            <text:p>12.4750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877</text:p>
          </table:table-cell>
          <table:table-cell office:value-type="float" office:value="8.4583" calcext:value-type="float">
            <text:p>8.458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0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262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1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barek, Mrs. George (Omine "Amenia" Alexand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6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74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265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7230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68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8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7</text:p>
          </table:table-cell>
          <table:table-cell office:value-type="float" office:value="7.225" calcext:value-type="float">
            <text:p>7.225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kid, Mrs. Said (Waika "Mary" Mowad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5237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1</text:p>
          </table:table-cell>
          <table:table-cell office:value-type="float" office:value="11.2417" calcext:value-type="float">
            <text:p>11.2417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7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611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6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7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.125" calcext:value-type="float">
            <text:p>7.125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Finland Sudbury, ON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float" office:value="7.8" calcext:value-type="float">
            <text:p>7.8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9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364</text:p>
          </table:table-cell>
          <table:table-cell office:value-type="float" office:value="6.2375" calcext:value-type="float">
            <text:p>6.2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7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0365</text:p>
          </table:table-cell>
          <table:table-cell office:value-type="float" office:value="15.5" calcext:value-type="float">
            <text:p>15.50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060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6713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7</text:p>
          </table:table-cell>
          <table:table-cell office:value-type="float" office:value="9.225" calcext:value-type="float">
            <text:p>9.2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856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431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59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5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840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19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79</text:p>
          </table:table-cell>
          <table:table-cell office:value-type="float" office:value="8.4042" calcext:value-type="float">
            <text:p>8.40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float" office:value="7.3125" calcext:value-type="float">
            <text:p>7.3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464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79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63</text:p>
          </table:table-cell>
          <table:table-cell office:value-type="float" office:value="9.225" calcext:value-type="float">
            <text:p>9.22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Oslo, Norway Cameron, WI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6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4</text:p>
          </table:table-cell>
          <table:table-cell office:value-type="float" office:value="9.2167" calcext:value-type="float">
            <text:p>9.2167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4</text:p>
          </table:table-cell>
          <table:table-cell office:value-type="float" office:value="8.6833" calcext:value-type="float">
            <text:p>8.6833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09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9909</text:p>
          </table:table-cell>
          <table:table-cell office:value-type="float" office:value="21.075" calcext:value-type="float">
            <text:p>21.075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8585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1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271</text:p>
          </table:table-cell>
          <table:table-cell office:value-type="float" office:value="7" calcext:value-type="float">
            <text:p>7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498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83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35</text:p>
          </table:table-cell>
          <table:table-cell office:value-type="float" office:value="8.1375" calcext:value-type="float">
            <text:p>8.1375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441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7076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87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float" office:value="8.05" calcext:value-type="float">
            <text:p>8.0500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3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316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684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2652</text:p>
          </table:table-cell>
          <table:table-cell office:value-type="float" office:value="29.125" calcext:value-type="float">
            <text:p>29.1250</text:p>
          </table:table-cell>
          <table:table-cell/>
          <table:table-cell office:value-type="string" calcext:value-type="string">
            <text:p>Q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ihivouri, Miss. Susanna Juhantytar "Sanni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.125" calcext:value-type="float">
            <text:p>7.1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ordan, Miss. Johanna "Hann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8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2993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71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62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1110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2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6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7655</text:p>
          </table:table-cell>
          <table:table-cell office:value-type="float" office:value="7.7292" calcext:value-type="float">
            <text:p>7.72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266</text:p>
          </table:table-cell>
          <table:table-cell office:value-type="float" office:value="9.325" calcext:value-type="float">
            <text:p>9.3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3120</text:p>
          </table:table-cell>
          <table:table-cell office:value-type="float" office:value="7.65" calcext:value-type="float">
            <text:p>7.6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96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000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8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float" office:value="24.5" calcext:value-type="float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282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209</text:p>
          </table:table-cell>
          <table:table-cell office:value-type="float" office:value="7.725" calcext:value-type="float">
            <text:p>7.725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2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374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9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1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491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69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9209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01265</text:p>
          </table:table-cell>
          <table:table-cell office:value-type="float" office:value="7.4958" calcext:value-type="float">
            <text:p>7.4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7088</text:p>
          </table:table-cell>
          <table:table-cell office:value-type="float" office:value="27.9" calcext:value-type="float">
            <text:p>27.9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4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3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4461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8124</text:p>
          </table:table-cell>
          <table:table-cell office:value-type="float" office:value="7.65" calcext:value-type="float">
            <text:p>7.6500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39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rey, Mr. Thomas</text:p>
          </table:table-cell>
          <table:table-cell office:value-type="string" calcext:value-type="string">
            <text:p>male</text:p>
          </table:table-cell>
          <table:table-cell office:value-type="float" office:value="60.5" calcext:value-type="float">
            <text:p>6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70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0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53</text:p>
          </table:table-cell>
          <table:table-cell office:value-type="float" office:value="9.8375" calcext:value-type="float">
            <text:p>9.837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054</text:p>
          </table:table-cell>
          <table:table-cell office:value-type="float" office:value="10.4625" calcext:value-type="float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float" office:value="7.05" calcext:value-type="float">
            <text:p>7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0</text:p>
          </table:table-cell>
          <table:table-cell office:value-type="float" office:value="7.775" calcext:value-type="float">
            <text:p>7.7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538</text:p>
          </table:table-cell>
          <table:table-cell office:value-type="float" office:value="9.225" calcext:value-type="float">
            <text:p>9.225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3294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6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4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mas, Mrs. Alexander (Thamine "Thelma")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4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302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6564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.925" calcext:value-type="float">
            <text:p>7.92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83121</text:p>
          </table:table-cell>
          <table:table-cell office:value-type="float" office:value="7.75" calcext:value-type="float">
            <text:p>7.7500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1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49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64511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1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47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8</text:p>
          </table:table-cell>
          <table:table-cell office:value-type="float" office:value="9.8417" calcext:value-type="float">
            <text:p>9.841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34</text:p>
          </table:table-cell>
          <table:table-cell office:value-type="float" office:value="9.5875" calcext:value-type="float">
            <text:p>9.587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5773</text:p>
          </table:table-cell>
          <table:table-cell office:value-type="float" office:value="24.15" calcext:value-type="float">
            <text:p>24.1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7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0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0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83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5</text:p>
          </table:table-cell>
          <table:table-cell office:value-type="float" office:value="9" calcext:value-type="float">
            <text:p>9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4</text:p>
          </table:table-cell>
          <table:table-cell office:value-type="float" office:value="18" calcext:value-type="float">
            <text:p>18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763</text:p>
          </table:table-cell>
          <table:table-cell office:value-type="float" office:value="18" calcext:value-type="float">
            <text:p>18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8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13 15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040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925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67</text:p>
          </table:table-cell>
          <table:table-cell office:value-type="float" office:value="9" calcext:value-type="float">
            <text:p>9.0000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Antwerp, Belgium / Stanton, OH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9309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5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7064</text:p>
          </table:table-cell>
          <table:table-cell office:value-type="float" office:value="7.75" calcext:value-type="float">
            <text:p>7.7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7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3272</text:p>
          </table:table-cell>
          <table:table-cell office:value-type="float" office:value="7" calcext:value-type="float">
            <text:p>7.0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r, Mr. Aaron ("Abi Weller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float" office:value="7.55" calcext:value-type="float">
            <text:p>7.5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float" office:value="8.05" calcext:value-type="float">
            <text:p>8.0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4636</text:p>
          </table:table-cell>
          <table:table-cell office:value-type="float" office:value="16.1" calcext:value-type="float">
            <text:p>16.1000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float" office:value="7.25" calcext:value-type="float">
            <text:p>7.25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45771</text:p>
          </table:table-cell>
          <table:table-cell office:value-type="float" office:value="9.5" calcext:value-type="float">
            <text:p>9.500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59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float" office:value="45.5" calcext:value-type="float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8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47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27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32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5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56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670</text:p>
          </table:table-cell>
          <table:table-cell office:value-type="float" office:value="7.225" calcext:value-type="float">
            <text:p>7.2250</text:p>
          </table:table-cell>
          <table:table-cell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15082</text:p>
          </table:table-cell>
          <table:table-cell office:value-type="float" office:value="7.875" calcext:value-type="float">
            <text:p>7.8750</text:p>
          </table:table-cell>
          <table:table-cell/>
          <table:table-cell office:value-type="string" calcext:value-type="string">
            <text:p>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2">
          <table:table-cell table:number-columns-repeated="10"/>
          <table:table-cell office:value-type="string" calcext:value-type="string">
            <text:p>=COUNTIF(K2:K1310, "*C*")</text:p>
          </table:table-cell>
          <table:table-cell/>
          <table:table-cell office:value-type="string" calcext:value-type="string">
            <text:p>=COUNTIFS(M2:M1310; "&gt;=100")</text:p>
          </table:table-cell>
          <table:table-cell table:number-columns-repeated="1011"/>
        </table:table-row>
        <table:table-row table:style-name="ro1" table:number-rows-repeated="10472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/>
      <number:text>.</number:text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">
      <number:currency-symbol number:language="en" number:country="GB">£</number:currency-symbol>
      <number:number number:decimal-places="4" loext:min-decimal-places="4" number:min-integer-digits="1" number:grouping="true"/>
    </number:currency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4" loext:min-decimal-places="4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Times New Roman" fo:font-family="'Times New Roman'" fo:font-size="12pt" style:font-name-asian="Droid Sans Fallback" style:font-family-asian="'Droid Sans Fallback'" style:font-family-generic-asian="system" style:font-pitch-asian="variable" style:font-size-asian="12pt" style:font-name-complex="Droid Sans Devanagari" style:font-family-complex="'Droid Sans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tanic" style:display-name="PageStyle_titani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anic Dataset, v3.5</dc:title>
    <dc:subject>Biostatistical Modeling</dc:subject>
    <meta:initial-creator>Thomas E. Cason</meta:initial-creator>
    <meta:creation-date>1999-04-16T22:30:56</meta:creation-date>
    <dc:date>2017-10-09T12:24:41.774829639</dc:date>
    <meta:print-date>1999-04-20T06:07:24</meta:print-date>
    <meta:editing-duration>PT1H26M43S</meta:editing-duration>
    <meta:editing-cycles>1</meta:editing-cycles>
    <meta:document-statistic meta:table-count="1" meta:cell-count="14487" meta:object-count="0"/>
    <meta:generator>LibreOffice/5.4.1.2.0$Linux_X86_64 LibreOffice_project/40m0$Build-2</meta:generator>
  </office:meta>
</office:document-meta>
</file>